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asian="Calibri" fo:font-size="16pt" style:font-size-asian="16pt" style:font-size-complex="16pt"/>
    </style:style>
    <style:style style:name="P2" style:parent-style-name="Normal" style:family="paragraph">
      <style:text-properties style:font-name-asian="Calibri" fo:font-size="16pt" style:font-size-asian="16pt" style:font-size-complex="16pt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 fo:font-size="16pt" style:font-size-asian="16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-asian="Calibri" style:font-name-complex="Calibri" fo:font-size="16pt" style:font-size-asian="16pt"/>
    </style:style>
    <style:style style:name="T7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font-size="16pt" style:font-size-asian="16pt"/>
    </style:style>
    <style:style style:name="T10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 fo:font-size="16pt" style:font-size-asian="16pt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 fo:font-size="16pt" style:font-size-asian="16pt"/>
    </style:style>
    <style:style style:name="T15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font-size="16pt" style:font-size-asian="16pt"/>
    </style:style>
    <style:style style:name="T18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font-name-asian="Calibri" fo:font-size="16pt" style:font-size-asian="16pt" style:font-size-complex="16pt"/>
    </style:style>
    <style:style style:name="T20" style:parent-style-name="DefaultParagraphFont" style:family="text">
      <style:text-properties style:font-name-asian="Calibri" fo:font-size="16pt" style:font-size-asian="16pt" style:font-size-complex="16pt"/>
    </style:style>
    <style:style style:name="T21" style:parent-style-name="Hyperlink" style:family="text">
      <style:text-properties style:font-name-asian="Calibri" fo:font-size="16pt" style:font-size-asian="16pt" style:font-size-complex="16pt"/>
    </style:style>
    <style:style style:name="T22" style:parent-style-name="DefaultParagraphFont" style:family="text">
      <style:text-properties style:font-name-asian="Calibri" fo:font-size="16pt" style:font-size-asian="16pt" style:font-size-complex="16pt"/>
    </style:style>
    <style:style style:name="T23" style:parent-style-name="Hyperlink" style:family="text">
      <style:text-properties style:font-name-asian="Calibri" fo:font-size="16pt" style:font-size-asian="16pt" style:font-size-complex="16pt"/>
    </style:style>
    <style:style style:name="P24" style:parent-style-name="Normal" style:family="paragraph">
      <style:text-properties style:font-name-asian="Calibri" fo:font-size="16pt" style:font-size-asian="16pt" style:font-size-complex="16pt"/>
    </style:style>
    <style:style style:name="P25" style:parent-style-name="Normal" style:family="paragraph">
      <style:text-properties style:font-name-asian="Calibri" fo:font-size="16pt" style:font-size-asian="16pt" style:font-size-complex="16pt"/>
    </style:style>
    <style:style style:name="T26" style:parent-style-name="DefaultParagraphFont" style:family="text">
      <style:text-properties style:font-name-asian="Calibri" fo:font-size="16pt" style:font-size-asian="16pt" style:font-size-complex="16pt"/>
    </style:style>
    <style:style style:name="T27" style:parent-style-name="Hyperlink" style:family="text">
      <style:text-properties style:font-name-asian="Calibri" fo:font-size="16pt" style:font-size-asian="16pt" style:font-size-complex="16pt"/>
    </style:style>
    <style:style style:name="T28" style:parent-style-name="DefaultParagraphFont" style:family="text">
      <style:text-properties style:font-name-asian="Calibri" fo:font-size="16pt" style:font-size-asian="16pt" style:font-size-complex="16pt"/>
    </style:style>
    <style:style style:name="T29" style:parent-style-name="Hyperlink" style:family="text">
      <style:text-properties style:font-name-asian="Calibri" fo:font-size="16pt" style:font-size-asian="16pt" style:font-size-complex="16pt"/>
    </style:style>
    <style:style style:name="T30" style:parent-style-name="Hyperlink" style:family="text">
      <style:text-properties style:font-name-asian="Calibri" fo:font-size="16pt" style:font-size-asian="16pt" style:font-size-complex="16pt"/>
    </style:style>
    <style:style style:name="T31" style:parent-style-name="Hyperlink" style:family="text">
      <style:text-properties style:font-name-asian="Calibri" fo:font-size="16pt" style:font-size-asian="16pt" style:font-size-complex="16pt"/>
    </style:style>
    <style:style style:name="P32" style:parent-style-name="Normal" style:family="paragraph">
      <style:text-properties style:font-name-asian="Calibri" fo:font-size="16pt" style:font-size-asian="16pt" style:font-size-complex="16pt"/>
    </style:style>
    <style:style style:name="P33" style:parent-style-name="Normal" style:family="paragraph">
      <style:text-properties style:font-name-asian="Calibri" fo:font-size="16pt" style:font-size-asian="16pt" style:font-size-complex="16pt"/>
    </style:style>
    <style:style style:name="T34" style:parent-style-name="DefaultParagraphFont" style:family="text">
      <style:text-properties style:font-name-asian="Calibri" fo:font-size="16pt" style:font-size-asian="16pt" style:font-size-complex="16pt"/>
    </style:style>
    <style:style style:name="T35" style:parent-style-name="Hyperlink" style:family="text">
      <style:text-properties style:font-name-asian="Calibri" fo:font-size="16pt" style:font-size-asian="16pt" style:font-size-complex="16pt"/>
    </style:style>
    <style:style style:name="T36" style:parent-style-name="DefaultParagraphFont" style:family="text">
      <style:text-properties style:font-name-asian="Calibri" fo:font-size="16pt" style:font-size-asian="16pt" style:font-size-complex="16pt"/>
    </style:style>
    <style:style style:name="T37" style:parent-style-name="Hyperlink" style:family="text">
      <style:text-properties style:font-name-asian="Calibri"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paragraph-properties fo:margin-bottom="0.1388in" fo:line-height="115%"/>
    </style:style>
    <style:style style:name="P40" style:parent-style-name="Normal" style:family="paragraph">
      <style:paragraph-properties fo:text-align="center" fo:margin-bottom="0.1388in" fo:line-height="115%"/>
    </style:style>
    <style:style style:name="T41" style:parent-style-name="DefaultParagraphFont" style:family="text">
      <style:text-properties style:font-name-asian="Calibri" style:font-name-complex="Calibri" fo:font-size="22pt" style:font-size-asian="22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 fo:font-size="16pt" style:font-size-asian="16pt"/>
    </style:style>
    <style:style style:name="P44" style:parent-style-name="Normal" style:family="paragraph">
      <style:paragraph-properties fo:margin-bottom="0.1388in" fo:line-height="115%"/>
    </style:style>
    <style:style style:name="T45" style:parent-style-name="DefaultParagraphFont" style:family="text">
      <style:text-properties style:font-name-asian="Calibri" style:font-name-complex="Calibri" fo:font-size="16pt" style:font-size-asian="16pt"/>
    </style:style>
    <style:style style:name="T46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 fo:font-size="16pt" style:font-size-asian="16pt"/>
    </style:style>
    <style:style style:name="T50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 fo:font-size="16pt" style:font-size-asian="16pt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 fo:font-size="16pt" style:font-size-asian="16pt"/>
    </style:style>
    <style:style style:name="T59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text-align="center" fo:margin-bottom="0.1388in" fo:line-height="115%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 fo:font-size="16pt" style:font-size-asian="16pt"/>
    </style:style>
    <style:style style:name="T64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margin-bottom="0.1388in" fo:line-height="115%"/>
    </style:style>
    <style:style style:name="P69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fo:font-size="16pt" style:font-size-asian="16pt" style:font-size-complex="16pt"/>
    </style:style>
    <style:style style:name="T72" style:parent-style-name="Hyperlink" style:family="text">
      <style:text-properties fo:font-size="16pt" style:font-size-asian="16pt" style:font-size-complex="16pt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DefaultParagraphFont" style:family="text">
      <style:text-properties fo:font-size="16pt" style:font-size-asian="16pt" style:font-size-complex="16pt"/>
    </style:style>
    <style:style style:name="T75" style:parent-style-name="Hyperlink" style:family="text">
      <style:text-properties fo:font-size="16pt" style:font-size-asian="16pt" style:font-size-complex="16pt"/>
    </style:style>
    <style:style style:name="P76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fo:font-size="16pt" style:font-size-asian="16pt" style:font-size-complex="16pt"/>
    </style:style>
    <style:style style:name="T79" style:parent-style-name="Hyperlink" style:family="text">
      <style:text-properties fo:font-size="16pt" style:font-size-asian="16pt" style:font-size-complex="16pt"/>
    </style:style>
    <style:style style:name="P80" style:parent-style-name="Normal" style:family="paragraph">
      <style:paragraph-properties fo:margin-bottom="0.1388in" fo:line-height="115%"/>
    </style:style>
    <style:style style:name="T81" style:parent-style-name="DefaultParagraphFont" style:family="text">
      <style:text-properties fo:font-size="16pt" style:font-size-asian="16pt" style:font-size-complex="16pt"/>
    </style:style>
    <style:style style:name="T82" style:parent-style-name="Hyperlink" style:family="text">
      <style:text-properties fo:font-size="16pt" style:font-size-asian="16pt" style:font-size-complex="16pt"/>
    </style:style>
    <style:style style:name="P83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84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fo:font-size="16pt" style:font-size-asian="16pt" style:font-size-complex="16pt"/>
    </style:style>
    <style:style style:name="T87" style:parent-style-name="Hyperlink" style:family="text">
      <style:text-properties fo:font-size="16pt" style:font-size-asian="16pt" style:font-size-complex="16pt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90" style:parent-style-name="Hyperlink" style:family="text">
      <style:text-properties fo:font-size="16pt" style:font-size-asian="16pt" style:font-size-complex="16pt"/>
    </style:style>
    <style:style style:name="P91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92" style:parent-style-name="Normal" style:family="paragraph">
      <style:paragraph-properties fo:text-align="center" fo:margin-bottom="0.1388in" fo:line-height="115%"/>
    </style:style>
    <style:style style:name="T93" style:parent-style-name="DefaultParagraphFont" style:family="text">
      <style:text-properties style:font-name-asian="Calibri" style:font-name-complex="Calibri" fo:font-size="22pt" style:font-size-asian="22pt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DefaultParagraphFont" style:family="text">
      <style:text-properties style:font-name-asian="Calibri" style:font-name-complex="Calibri" fo:font-size="16pt" style:font-size-asian="16pt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 fo:font-size="16pt" style:font-size-asian="16pt"/>
    </style:style>
    <style:style style:name="T98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.1388in" fo:line-height="115%"/>
    </style:style>
    <style:style style:name="T100" style:parent-style-name="DefaultParagraphFont" style:family="text">
      <style:text-properties style:font-name-asian="Calibri" style:font-name-complex="Calibri" fo:font-size="16pt" style:font-size-asian="16pt"/>
    </style:style>
    <style:style style:name="T101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margin-bottom="0.1388in" fo:line-height="115%"/>
    </style:style>
    <style:style style:name="T104" style:parent-style-name="DefaultParagraphFont" style:family="text">
      <style:text-properties style:font-name-asian="Calibri" style:font-name-complex="Calibri" fo:font-size="16pt" style:font-size-asian="16pt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 fo:font-size="16pt" style:font-size-asian="16pt"/>
    </style:style>
    <style:style style:name="T107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margin-bottom="0.1388in" fo:line-height="115%"/>
    </style:style>
    <style:style style:name="T110" style:parent-style-name="DefaultParagraphFont" style:family="text">
      <style:text-properties style:font-name-asian="Calibri" style:font-name-complex="Calibri" fo:font-size="16pt" style:font-size-asian="16pt"/>
    </style:style>
    <style:style style:name="T111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12" style:parent-style-name="Normal" style:family="paragraph">
      <style:paragraph-properties fo:margin-bottom="0.1388in" fo:line-height="115%"/>
    </style:style>
    <style:style style:name="P113" style:parent-style-name="Normal" style:family="paragraph">
      <style:paragraph-properties fo:margin-bottom="0.1388in" fo:line-height="115%"/>
    </style:style>
    <style:style style:name="T114" style:parent-style-name="DefaultParagraphFont" style:family="text">
      <style:text-properties style:font-name-asian="Calibri" style:font-name-complex="Calibri" fo:font-size="16pt" style:font-size-asian="16pt"/>
    </style:style>
    <style:style style:name="P115" style:parent-style-name="Normal" style:family="paragraph">
      <style:paragraph-properties fo:margin-bottom="0.1388in" fo:line-height="115%"/>
    </style:style>
    <style:style style:name="T116" style:parent-style-name="DefaultParagraphFont" style:family="text">
      <style:text-properties style:font-name-asian="Calibri" style:font-name-complex="Calibri" fo:font-size="16pt" style:font-size-asian="16pt"/>
    </style:style>
    <style:style style:name="T117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margin-bottom="0.1388in" fo:line-height="115%"/>
    </style:style>
    <style:style style:name="T120" style:parent-style-name="DefaultParagraphFont" style:family="text">
      <style:text-properties style:font-name-asian="Calibri" style:font-name-complex="Calibri" fo:font-size="16pt" style:font-size-asian="16pt"/>
    </style:style>
    <style:style style:name="T121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22" style:parent-style-name="Normal" style:family="paragraph">
      <style:paragraph-properties fo:margin-bottom="0.1388in" fo:line-height="115%"/>
    </style:style>
    <style:style style:name="T123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25" style:parent-style-name="Normal" style:family="paragraph">
      <style:paragraph-properties fo:margin-bottom="0.1388in" fo:line-height="115%"/>
    </style:style>
    <style:style style:name="P126" style:parent-style-name="Normal" style:family="paragraph">
      <style:paragraph-properties fo:margin-bottom="0.1388in" fo:line-height="115%"/>
    </style:style>
    <style:style style:name="T127" style:parent-style-name="DefaultParagraphFont" style:family="text">
      <style:text-properties style:font-name-asian="Calibri" style:font-name-complex="Calibri" fo:font-size="16pt" style:font-size-asian="16pt"/>
    </style:style>
    <style:style style:name="P128" style:parent-style-name="Normal" style:family="paragraph">
      <style:paragraph-properties fo:margin-bottom="0.1388in" fo:line-height="115%"/>
    </style:style>
    <style:style style:name="T129" style:parent-style-name="DefaultParagraphFont" style:family="text">
      <style:text-properties style:font-name-asian="Calibri" style:font-name-complex="Calibri" fo:font-size="16pt" style:font-size-asian="16pt"/>
    </style:style>
    <style:style style:name="T130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31" style:parent-style-name="Normal" style:family="paragraph">
      <style:paragraph-properties fo:margin-bottom="0.1388in" fo:line-height="115%"/>
    </style:style>
    <style:style style:name="T132" style:parent-style-name="DefaultParagraphFont" style:family="text">
      <style:text-properties style:font-name-asian="Calibri" style:font-name-complex="Calibri" fo:font-size="16pt" style:font-size-asian="16pt"/>
    </style:style>
    <style:style style:name="T133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 fo:margin-bottom="0.1388in" fo:line-height="115%"/>
    </style:style>
    <style:style style:name="P135" style:parent-style-name="Normal" style:family="paragraph">
      <style:paragraph-properties fo:margin-bottom="0.1388in" fo:line-height="115%"/>
    </style:style>
    <style:style style:name="T136" style:parent-style-name="DefaultParagraphFont" style:family="text">
      <style:text-properties style:font-name-asian="Calibri" style:font-name-complex="Calibri" fo:font-size="16pt" style:font-size-asian="16pt"/>
    </style:style>
    <style:style style:name="P137" style:parent-style-name="Normal" style:family="paragraph">
      <style:paragraph-properties fo:margin-bottom="0.1388in" fo:line-height="115%"/>
    </style:style>
    <style:style style:name="T138" style:parent-style-name="DefaultParagraphFont" style:family="text">
      <style:text-properties style:font-name-asian="Calibri" style:font-name-complex="Calibri" fo:font-size="16pt" style:font-size-asian="16pt"/>
    </style:style>
    <style:style style:name="T139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-asian="Calibri" style:font-name-complex="Calibri" fo:font-size="16pt" style:font-size-asian="16pt"/>
    </style:style>
    <style:style style:name="T141" style:parent-style-name="DefaultParagraphFont" style:family="text">
      <style:text-properties style:font-name-asian="Calibri" style:font-name-complex="Calibri" fo:font-size="16pt" style:font-size-asian="16pt"/>
    </style:style>
    <style:style style:name="T142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43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44" style:parent-style-name="Normal" style:family="paragraph">
      <style:paragraph-properties fo:margin-bottom="0.1388in" fo:line-height="115%"/>
    </style:style>
    <style:style style:name="T145" style:parent-style-name="DefaultParagraphFont" style:family="text">
      <style:text-properties fo:font-size="16pt" style:font-size-asian="16pt" style:font-size-complex="16pt"/>
    </style:style>
    <style:style style:name="T146" style:parent-style-name="Hyperlink" style:family="text">
      <style:text-properties fo:font-size="16pt" style:font-size-asian="16pt" style:font-size-complex="16pt"/>
    </style:style>
    <style:style style:name="P147" style:parent-style-name="Normal" style:family="paragraph">
      <style:paragraph-properties fo:margin-bottom="0.1388in" fo:line-height="115%"/>
    </style:style>
    <style:style style:name="T148" style:parent-style-name="DefaultParagraphFont" style:family="text">
      <style:text-properties fo:font-size="16pt" style:font-size-asian="16pt" style:font-size-complex="16pt"/>
    </style:style>
    <style:style style:name="T149" style:parent-style-name="Hyperlink" style:family="text">
      <style:text-properties fo:font-size="16pt" style:font-size-asian="16pt" style:font-size-complex="16pt"/>
    </style:style>
    <style:style style:name="P150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51" style:parent-style-name="Normal" style:family="paragraph">
      <style:paragraph-properties fo:margin-bottom="0.1388in" fo:line-height="115%"/>
    </style:style>
    <style:style style:name="T152" style:parent-style-name="DefaultParagraphFont" style:family="text">
      <style:text-properties fo:font-size="16pt" style:font-size-asian="16pt" style:font-size-complex="16pt"/>
    </style:style>
    <style:style style:name="T153" style:parent-style-name="Hyperlink" style:family="text">
      <style:text-properties fo:font-size="16pt" style:font-size-asian="16pt" style:font-size-complex="16pt"/>
    </style:style>
    <style:style style:name="P154" style:parent-style-name="Normal" style:family="paragraph">
      <style:paragraph-properties fo:margin-bottom="0.1388in" fo:line-height="115%"/>
    </style:style>
    <style:style style:name="T155" style:parent-style-name="DefaultParagraphFont" style:family="text">
      <style:text-properties fo:font-size="16pt" style:font-size-asian="16pt" style:font-size-complex="16pt"/>
    </style:style>
    <style:style style:name="T156" style:parent-style-name="Hyperlink" style:family="text">
      <style:text-properties fo:font-size="16pt" style:font-size-asian="16pt" style:font-size-complex="16pt"/>
    </style:style>
    <style:style style:name="T157" style:parent-style-name="Hyperlink" style:family="text">
      <style:text-properties fo:font-size="16pt" style:font-size-asian="16pt" style:font-size-complex="16pt"/>
    </style:style>
    <style:style style:name="T158" style:parent-style-name="Hyperlink" style:family="text">
      <style:text-properties fo:font-size="16pt" style:font-size-asian="16pt" style:font-size-complex="16pt"/>
    </style:style>
    <style:style style:name="P159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60" style:parent-style-name="Normal" style:family="paragraph">
      <style:paragraph-properties fo:margin-bottom="0.1388in" fo:line-height="115%"/>
    </style:style>
    <style:style style:name="T161" style:parent-style-name="DefaultParagraphFont" style:family="text">
      <style:text-properties fo:font-size="16pt" style:font-size-asian="16pt" style:font-size-complex="16pt"/>
    </style:style>
    <style:style style:name="T162" style:parent-style-name="Hyperlink" style:family="text">
      <style:text-properties fo:font-size="16pt" style:font-size-asian="16pt" style:font-size-complex="16pt"/>
    </style:style>
    <style:style style:name="P163" style:parent-style-name="Normal" style:family="paragraph">
      <style:paragraph-properties fo:margin-bottom="0.1388in" fo:line-height="115%"/>
    </style:style>
    <style:style style:name="T164" style:parent-style-name="DefaultParagraphFont" style:family="text">
      <style:text-properties fo:font-size="16pt" style:font-size-asian="16pt" style:font-size-complex="16pt"/>
    </style:style>
    <style:style style:name="T165" style:parent-style-name="Hyperlink" style:family="text">
      <style:text-properties fo:font-size="16pt" style:font-size-asian="16pt" style:font-size-complex="16pt"/>
    </style:style>
    <style:style style:name="P166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67" style:parent-style-name="Normal" style:family="paragraph">
      <style:paragraph-properties fo:margin-bottom="0.1388in" fo:line-height="115%"/>
    </style:style>
    <style:style style:name="T168" style:parent-style-name="DefaultParagraphFont" style:family="text">
      <style:text-properties fo:font-size="16pt" style:font-size-asian="16pt" style:font-size-complex="16pt"/>
    </style:style>
    <style:style style:name="T169" style:parent-style-name="Hyperlink" style:family="text">
      <style:text-properties fo:font-size="16pt" style:font-size-asian="16pt" style:font-size-complex="16pt"/>
    </style:style>
    <style:style style:name="P170" style:parent-style-name="Normal" style:family="paragraph">
      <style:paragraph-properties fo:margin-bottom="0.1388in" fo:line-height="115%"/>
    </style:style>
    <style:style style:name="T171" style:parent-style-name="DefaultParagraphFont" style:family="text">
      <style:text-properties fo:font-size="16pt" style:font-size-asian="16pt" style:font-size-complex="16pt"/>
    </style:style>
    <style:style style:name="T172" style:parent-style-name="Hyperlink" style:family="text">
      <style:text-properties fo:font-size="16pt" style:font-size-asian="16pt" style:font-size-complex="16pt"/>
    </style:style>
    <style:style style:name="P173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74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75" style:parent-style-name="Normal" style:family="paragraph">
      <style:paragraph-properties fo:margin-bottom="0.1388in" fo:line-height="115%"/>
    </style:style>
    <style:style style:name="T176" style:parent-style-name="DefaultParagraphFont" style:family="text">
      <style:text-properties fo:font-size="16pt" style:font-size-asian="16pt" style:font-size-complex="16pt"/>
    </style:style>
    <style:style style:name="T177" style:parent-style-name="Hyperlink" style:family="text">
      <style:text-properties fo:font-size="16pt" style:font-size-asian="16pt" style:font-size-complex="16pt"/>
    </style:style>
    <style:style style:name="P178" style:parent-style-name="Normal" style:family="paragraph">
      <style:paragraph-properties fo:margin-bottom="0.1388in" fo:line-height="115%"/>
    </style:style>
    <style:style style:name="T179" style:parent-style-name="DefaultParagraphFont" style:family="text">
      <style:text-properties fo:font-size="16pt" style:font-size-asian="16pt" style:font-size-complex="16pt"/>
    </style:style>
    <style:style style:name="T180" style:parent-style-name="Hyperlink" style:family="text">
      <style:text-properties fo:font-size="16pt" style:font-size-asian="16pt" style:font-size-complex="16pt"/>
    </style:style>
    <style:style style:name="T181" style:parent-style-name="Hyperlink" style:family="text">
      <style:text-properties fo:font-size="16pt" style:font-size-asian="16pt" style:font-size-complex="16pt"/>
    </style:style>
    <style:style style:name="T182" style:parent-style-name="Hyperlink" style:family="text">
      <style:text-properties fo:font-size="16pt" style:font-size-asian="16pt" style:font-size-complex="16pt"/>
    </style:style>
    <style:style style:name="P183" style:parent-style-name="Normal" style:family="paragraph">
      <style:paragraph-properties fo:margin-bottom="0.1388in" fo:line-height="115%"/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184" style:parent-style-name="Normal" style:family="paragraph">
      <style:paragraph-properties fo:text-align="center" fo:margin-bottom="0.1388in" fo:line-height="115%"/>
    </style:style>
    <style:style style:name="T185" style:parent-style-name="DefaultParagraphFont" style:family="text">
      <style:text-properties style:font-name-asian="Calibri" style:font-name-complex="Calibri" fo:font-size="22pt" style:font-size-asian="22pt" style:text-underline-type="single" style:text-underline-style="solid" style:text-underline-width="auto" style:text-underline-mode="continuous"/>
    </style:style>
    <style:style style:name="P186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87" style:parent-style-name="Normal" style:family="paragraph">
      <style:paragraph-properties fo:margin-bottom="0.1388in" fo:line-height="115%"/>
    </style:style>
    <style:style style:name="T188" style:parent-style-name="DefaultParagraphFont" style:family="text">
      <style:text-properties fo:font-size="16pt" style:font-size-asian="16pt" style:font-size-complex="16pt"/>
    </style:style>
    <style:style style:name="T189" style:parent-style-name="Hyperlink" style:family="text">
      <style:text-properties fo:font-size="16pt" style:font-size-asian="16pt" style:font-size-complex="16pt"/>
    </style:style>
    <style:style style:name="P190" style:parent-style-name="Normal" style:family="paragraph">
      <style:paragraph-properties fo:margin-bottom="0.1388in" fo:line-height="115%"/>
    </style:style>
    <style:style style:name="T191" style:parent-style-name="DefaultParagraphFont" style:family="text">
      <style:text-properties fo:font-size="16pt" style:font-size-asian="16pt" style:font-size-complex="16pt"/>
    </style:style>
    <style:style style:name="T192" style:parent-style-name="Hyperlink" style:family="text">
      <style:text-properties fo:font-size="16pt" style:font-size-asian="16pt" style:font-size-complex="16pt"/>
    </style:style>
    <style:style style:name="T193" style:parent-style-name="Hyperlink" style:family="text">
      <style:text-properties fo:font-size="16pt" style:font-size-asian="16pt" style:font-size-complex="16pt"/>
    </style:style>
    <style:style style:name="T194" style:parent-style-name="Hyperlink" style:family="text">
      <style:text-properties fo:font-size="16pt" style:font-size-asian="16pt" style:font-size-complex="16pt"/>
    </style:style>
    <style:style style:name="P195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196" style:parent-style-name="Normal" style:family="paragraph">
      <style:paragraph-properties fo:margin-bottom="0.1388in" fo:line-height="115%"/>
    </style:style>
    <style:style style:name="T197" style:parent-style-name="DefaultParagraphFont" style:family="text">
      <style:text-properties fo:font-size="16pt" style:font-size-asian="16pt" style:font-size-complex="16pt"/>
    </style:style>
    <style:style style:name="T198" style:parent-style-name="Hyperlink" style:family="text">
      <style:text-properties fo:font-size="16pt" style:font-size-asian="16pt" style:font-size-complex="16pt"/>
    </style:style>
    <style:style style:name="P199" style:parent-style-name="Normal" style:family="paragraph">
      <style:paragraph-properties fo:margin-bottom="0.1388in" fo:line-height="115%"/>
    </style:style>
    <style:style style:name="T200" style:parent-style-name="DefaultParagraphFont" style:family="text">
      <style:text-properties fo:font-size="16pt" style:font-size-asian="16pt" style:font-size-complex="16pt"/>
    </style:style>
    <style:style style:name="T201" style:parent-style-name="Hyperlink" style:family="text">
      <style:text-properties fo:font-size="16pt" style:font-size-asian="16pt" style:font-size-complex="16pt"/>
    </style:style>
    <style:style style:name="P202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203" style:parent-style-name="Normal" style:family="paragraph">
      <style:paragraph-properties fo:margin-bottom="0.1388in" fo:line-height="115%"/>
    </style:style>
    <style:style style:name="T204" style:parent-style-name="DefaultParagraphFont" style:family="text">
      <style:text-properties fo:font-size="16pt" style:font-size-asian="16pt" style:font-size-complex="16pt"/>
    </style:style>
    <style:style style:name="T205" style:parent-style-name="Hyperlink" style:family="text">
      <style:text-properties fo:font-size="16pt" style:font-size-asian="16pt" style:font-size-complex="16pt"/>
    </style:style>
    <style:style style:name="P206" style:parent-style-name="Normal" style:family="paragraph">
      <style:paragraph-properties fo:margin-bottom="0.1388in" fo:line-height="115%"/>
    </style:style>
    <style:style style:name="T207" style:parent-style-name="DefaultParagraphFont" style:family="text">
      <style:text-properties fo:font-size="16pt" style:font-size-asian="16pt" style:font-size-complex="16pt"/>
    </style:style>
    <style:style style:name="T208" style:parent-style-name="Hyperlink" style:family="text">
      <style:text-properties fo:font-size="16pt" style:font-size-asian="16pt" style:font-size-complex="16pt"/>
    </style:style>
    <style:style style:name="P209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210" style:parent-style-name="Normal" style:family="paragraph">
      <style:paragraph-properties fo:margin-bottom="0.1388in" fo:line-height="115%"/>
    </style:style>
    <style:style style:name="T211" style:parent-style-name="DefaultParagraphFont" style:family="text">
      <style:text-properties fo:font-size="16pt" style:font-size-asian="16pt" style:font-size-complex="16pt"/>
    </style:style>
    <style:style style:name="T212" style:parent-style-name="DefaultParagraphFont" style:family="text">
      <style:text-properties fo:font-size="16pt" style:font-size-asian="16pt" style:font-size-complex="16pt"/>
    </style:style>
    <style:style style:name="P213" style:parent-style-name="Normal" style:family="paragraph">
      <style:paragraph-properties fo:margin-bottom="0.1388in" fo:line-height="115%"/>
    </style:style>
    <style:style style:name="T214" style:parent-style-name="DefaultParagraphFont" style:family="text">
      <style:text-properties fo:font-size="16pt" style:font-size-asian="16pt" style:font-size-complex="16pt"/>
    </style:style>
    <style:style style:name="T215" style:parent-style-name="DefaultParagraphFont" style:family="text">
      <style:text-properties fo:font-size="16pt" style:font-size-asian="16pt" style:font-size-complex="16pt"/>
    </style:style>
    <style:style style:name="P216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217" style:parent-style-name="Normal" style:family="paragraph">
      <style:paragraph-properties fo:margin-bottom="0.1388in" fo:line-height="115%"/>
      <style:text-properties fo:font-size="16pt" style:font-size-asian="16pt" style:font-size-complex="16pt"/>
    </style:style>
    <style:style style:name="P218" style:parent-style-name="Normal" style:family="paragraph">
      <style:paragraph-properties fo:margin-bottom="0.1388in" fo:line-height="115%"/>
    </style:style>
    <style:style style:name="T219" style:parent-style-name="DefaultParagraphFont" style:family="text">
      <style:text-properties style:font-name-asian="Calibri" style:font-name-complex="Calibri" fo:font-size="16pt" style:font-size-asian="16pt"/>
    </style:style>
    <style:style style:name="P220" style:parent-style-name="Normal" style:family="paragraph">
      <style:paragraph-properties fo:margin-bottom="0.1388in" fo:line-height="115%"/>
    </style:style>
    <style:style style:name="T221" style:parent-style-name="DefaultParagraphFont" style:family="text">
      <style:text-properties style:font-name-asian="Calibri" style:font-name-complex="Calibri" fo:font-size="16pt" style:font-size-asian="16pt"/>
    </style:style>
    <style:style style:name="T222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23" style:parent-style-name="Normal" style:family="paragraph">
      <style:paragraph-properties fo:margin-bottom="0.1388in" fo:line-height="115%"/>
    </style:style>
    <style:style style:name="T224" style:parent-style-name="DefaultParagraphFont" style:family="text">
      <style:text-properties style:font-name-asian="Calibri" style:font-name-complex="Calibri" fo:font-size="16pt" style:font-size-asian="16pt"/>
    </style:style>
    <style:style style:name="T225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26" style:parent-style-name="Normal" style:family="paragraph">
      <style:paragraph-properties fo:margin-bottom="0.1388in" fo:line-height="115%"/>
    </style:style>
    <style:style style:name="T227" style:parent-style-name="DefaultParagraphFont" style:family="text">
      <style:text-properties style:font-name-asian="Calibri" style:font-name-complex="Calibri" fo:font-size="16pt" style:font-size-asian="16pt"/>
    </style:style>
    <style:style style:name="P228" style:parent-style-name="Normal" style:family="paragraph">
      <style:paragraph-properties fo:margin-bottom="0.1388in" fo:line-height="115%"/>
    </style:style>
    <style:style style:name="T229" style:parent-style-name="DefaultParagraphFont" style:family="text">
      <style:text-properties style:font-name-asian="Calibri" style:font-name-complex="Calibri" fo:font-size="16pt" style:font-size-asian="16pt"/>
    </style:style>
    <style:style style:name="T230" style:parent-style-name="DefaultParagraphFont" style:family="text">
      <style:text-properties style:font-name-asian="Calibri" style:font-name-complex="Calibri" fo:font-size="16pt" style:font-size-asian="16pt"/>
    </style:style>
    <style:style style:name="T231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32" style:parent-style-name="Normal" style:family="paragraph">
      <style:paragraph-properties fo:margin-bottom="0.1388in" fo:line-height="115%"/>
    </style:style>
    <style:style style:name="T233" style:parent-style-name="DefaultParagraphFont" style:family="text">
      <style:text-properties style:font-name-asian="Calibri" style:font-name-complex="Calibri" fo:font-size="16pt" style:font-size-asian="16pt"/>
    </style:style>
    <style:style style:name="T234" style:parent-style-name="DefaultParagraphFont" style:family="text">
      <style:text-properties style:font-name-asian="Calibri" style:font-name-complex="Calibri" fo:font-size="16pt" style:font-size-asian="16pt"/>
    </style:style>
    <style:style style:name="P235" style:parent-style-name="Normal" style:family="paragraph">
      <style:paragraph-properties fo:margin-bottom="0.1388in" fo:line-height="115%"/>
    </style:style>
    <style:style style:name="T236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37" style:parent-style-name="Normal" style:family="paragraph">
      <style:paragraph-properties fo:margin-bottom="0.1388in" fo:line-height="115%"/>
    </style:style>
    <style:style style:name="T238" style:parent-style-name="DefaultParagraphFont" style:family="text">
      <style:text-properties style:font-name-asian="Calibri" style:font-name-complex="Calibri" fo:font-size="16pt" style:font-size-asian="16pt"/>
    </style:style>
    <style:style style:name="P239" style:parent-style-name="Normal" style:family="paragraph">
      <style:paragraph-properties fo:margin-bottom="0.1388in" fo:line-height="115%"/>
    </style:style>
    <style:style style:name="T240" style:parent-style-name="DefaultParagraphFont" style:family="text">
      <style:text-properties style:font-name-asian="Calibri" style:font-name-complex="Calibri" fo:font-size="16pt" style:font-size-asian="16pt"/>
    </style:style>
    <style:style style:name="T241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42" style:parent-style-name="Normal" style:family="paragraph">
      <style:paragraph-properties fo:margin-bottom="0.1388in" fo:line-height="115%"/>
    </style:style>
    <style:style style:name="T243" style:parent-style-name="DefaultParagraphFont" style:family="text">
      <style:text-properties style:font-name-asian="Calibri" style:font-name-complex="Calibri" fo:font-size="16pt" style:font-size-asian="16pt"/>
    </style:style>
    <style:style style:name="T244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45" style:parent-style-name="Normal" style:family="paragraph">
      <style:paragraph-properties fo:margin-bottom="0.1388in" fo:line-height="115%"/>
    </style:style>
    <style:style style:name="T246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47" style:parent-style-name="Normal" style:family="paragraph">
      <style:paragraph-properties fo:margin-bottom="0.1388in" fo:line-height="115%"/>
    </style:style>
    <style:style style:name="P248" style:parent-style-name="Normal" style:family="paragraph">
      <style:paragraph-properties fo:text-align="center" fo:margin-bottom="0.1388in" fo:line-height="115%"/>
    </style:style>
    <style:style style:name="T249" style:parent-style-name="DefaultParagraphFont" style:family="text">
      <style:text-properties style:font-name-asian="Calibri" style:font-name-complex="Calibri" fo:font-size="22pt" style:font-size-asian="22pt" style:text-underline-type="single" style:text-underline-style="solid" style:text-underline-width="auto" style:text-underline-mode="continuous"/>
    </style:style>
    <style:style style:name="P250" style:parent-style-name="Normal" style:family="paragraph">
      <style:paragraph-properties fo:margin-bottom="0.1388in" fo:line-height="115%"/>
    </style:style>
    <style:style style:name="T251" style:parent-style-name="DefaultParagraphFont" style:family="text">
      <style:text-properties style:font-name-asian="Calibri" style:font-name-complex="Calibri" fo:font-size="16pt" style:font-size-asian="16pt"/>
    </style:style>
    <style:style style:name="P252" style:parent-style-name="Normal" style:family="paragraph">
      <style:paragraph-properties fo:margin-bottom="0.1388in" fo:line-height="115%"/>
    </style:style>
    <style:style style:name="T253" style:parent-style-name="DefaultParagraphFont" style:family="text">
      <style:text-properties style:font-name-asian="Calibri" style:font-name-complex="Calibri" fo:font-size="16pt" style:font-size-asian="16pt"/>
    </style:style>
    <style:style style:name="T254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55" style:parent-style-name="Normal" style:family="paragraph">
      <style:paragraph-properties fo:margin-bottom="0.1388in" fo:line-height="115%"/>
    </style:style>
    <style:style style:name="T256" style:parent-style-name="DefaultParagraphFont" style:family="text">
      <style:text-properties style:font-name-asian="Calibri" style:font-name-complex="Calibri" fo:font-size="16pt" style:font-size-asian="16pt"/>
    </style:style>
    <style:style style:name="T257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58" style:parent-style-name="Normal" style:family="paragraph">
      <style:paragraph-properties fo:margin-bottom="0.1388in" fo:line-height="115%"/>
    </style:style>
    <style:style style:name="T259" style:parent-style-name="DefaultParagraphFont" style:family="text">
      <style:text-properties style:font-name-asian="Calibri" style:font-name-complex="Calibri" fo:font-size="16pt" style:font-size-asian="16pt"/>
    </style:style>
    <style:style style:name="P260" style:parent-style-name="Normal" style:family="paragraph">
      <style:paragraph-properties fo:margin-bottom="0.1388in" fo:line-height="115%"/>
    </style:style>
    <style:style style:name="T261" style:parent-style-name="DefaultParagraphFont" style:family="text">
      <style:text-properties style:font-name-asian="Calibri" style:font-name-complex="Calibri" fo:font-size="16pt" style:font-size-asian="16pt"/>
    </style:style>
    <style:style style:name="T262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63" style:parent-style-name="Normal" style:family="paragraph">
      <style:paragraph-properties fo:margin-bottom="0.1388in" fo:line-height="115%"/>
    </style:style>
    <style:style style:name="T264" style:parent-style-name="DefaultParagraphFont" style:family="text">
      <style:text-properties style:font-name-asian="Calibri" style:font-name-complex="Calibri" fo:font-size="16pt" style:font-size-asian="16pt"/>
    </style:style>
    <style:style style:name="T265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T266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67" style:parent-style-name="Normal" style:family="paragraph">
      <style:paragraph-properties fo:margin-bottom="0.1388in" fo:line-height="115%"/>
    </style:style>
    <style:style style:name="T268" style:parent-style-name="DefaultParagraphFont" style:family="text">
      <style:text-properties style:font-name-asian="Calibri" style:font-name-complex="Calibri" fo:font-size="16pt" style:font-size-asian="16pt"/>
    </style:style>
    <style:style style:name="P269" style:parent-style-name="Normal" style:family="paragraph">
      <style:paragraph-properties fo:margin-bottom="0.1388in" fo:line-height="115%"/>
    </style:style>
    <style:style style:name="T270" style:parent-style-name="DefaultParagraphFont" style:family="text">
      <style:text-properties style:font-name-asian="Calibri" style:font-name-complex="Calibri" fo:font-size="16pt" style:font-size-asian="16pt"/>
    </style:style>
    <style:style style:name="T271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72" style:parent-style-name="Normal" style:family="paragraph">
      <style:paragraph-properties fo:margin-bottom="0.1388in" fo:line-height="115%"/>
    </style:style>
    <style:style style:name="T273" style:parent-style-name="DefaultParagraphFont" style:family="text">
      <style:text-properties style:font-name-asian="Calibri" style:font-name-complex="Calibri" fo:font-size="16pt" style:font-size-asian="16pt"/>
    </style:style>
    <style:style style:name="T274" style:parent-style-name="DefaultParagraphFont" style:family="text"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75" style:parent-style-name="Normal" style:family="paragraph">
      <style:paragraph-properties fo:margin-bottom="0.1388in" fo:line-height="115%"/>
      <style:text-properties style:font-name-asian="Calibri" style:font-name-complex="Calibri" fo:color="#0000FF" fo:font-size="16pt" style:font-size-asian="16pt" style:text-underline-type="single" style:text-underline-style="solid" style:text-underline-width="auto" style:text-underline-mode="continuous"/>
    </style:style>
    <style:style style:name="P276" style:parent-style-name="Normal" style:family="paragraph">
      <style:paragraph-properties fo:margin-bottom="0.1388in" fo:line-height="115%"/>
    </style:style>
    <style:style style:name="P277" style:parent-style-name="Normal" style:family="paragraph">
      <style:paragraph-properties fo:margin-bottom="0.1388in" fo:line-height="115%"/>
    </style:style>
    <style:style style:name="P278" style:parent-style-name="Normal" style:family="paragraph">
      <style:paragraph-properties fo:text-align="center" fo:margin-bottom="0.1388in" fo:line-height="115%"/>
    </style:style>
    <style:style style:name="P279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Malls</text:p>
      <text:p text:style-name="P2"/>
      <text:p text:style-name="P3"><text:span text:style-name="T4">1. Phoenix Marketcity</text:span></text:p>
      <text:p text:style-name="P5"><text:span text:style-name="T6">link:<text:s/></text:span><text:a xlink:href="https://www.phoenixmarketcity.com/pune" office:target-frame-name="_top" xlink:show="replace"><text:span text:style-name="T7">https://www.phoenixmarketcity.com/pune</text:span></text:a></text:p>
      <text:p text:style-name="P8"><text:span text:style-name="T9">image:<text:s/></text:span><text:a xlink:href="https://dtbtob4osa700.cloudfront.net/MallImages/26022020044610850_mallabt.jpg" office:target-frame-name="_top" xlink:show="replace"><text:span text:style-name="T10">https://dtbtob4osa700.cloudfront.net/MallImages/26022020044610850_mallabt.jpg</text:span></text:a></text:p>
      <text:p text:style-name="P11"><text:span text:style-name="T12">2. SGS Mall</text:span></text:p>
      <text:p text:style-name="P13"><text:span text:style-name="T14">link:<text:s/></text:span><text:a xlink:href="https://www.sgsmall.com/brands" office:target-frame-name="_top" xlink:show="replace"><text:span text:style-name="T15">https://www.sgsmall.com/brands</text:span></text:a></text:p>
      <text:p text:style-name="P16"><text:span text:style-name="T17">image:<text:s/></text:span><text:a xlink:href="https://files.lbb.in/media/2020/01/5e15ce348f99e3741d7362d6_1578487348316.jpg" office:target-frame-name="_top" xlink:show="replace"><text:span text:style-name="T18">https://files.lbb.in/media/2020/01/5e15ce348f99e3741d7362d6_1578487348316.jpg</text:span></text:a></text:p>
      <text:p text:style-name="P19">3. Seasons Mall<text:s/></text:p>
      <text:p text:style-name="Normal"><text:span text:style-name="T20">Link: <text:s/></text:span><text:a xlink:href="https://seasonsmall.in/" office:target-frame-name="_top" xlink:show="replace"><text:span text:style-name="T21">https://seasonsmall.in/</text:span></text:a></text:p>
      <text:p text:style-name="Normal"><text:span text:style-name="T22">Image:<text:s/></text:span><text:a xlink:href="https://images.jdmagicbox.com/comp/pune/x1/020pxx20.xx20.130810123736.a4x1/catalogue/seasons-mall-hadapsar-pune-cinema-halls-skq2ysdupd.jpg" office:target-frame-name="_top" xlink:show="replace"><text:span text:style-name="T23">https://images.jdmagicbox.com/comp/pune/x1/020pxx20.xx20.130810123736.a4x1/catalogue/seasons-mall-hadapsar-pune-cinema-halls-skq2ysdupd.jpg</text:span></text:a></text:p>
      <text:p text:style-name="P24"/>
      <text:p text:style-name="P25">4. Pavillion Mall</text:p>
      <text:p text:style-name="Normal"><text:span text:style-name="T26">Link:<text:s/></text:span><text:a xlink:href="https://www.scai.in/portfolio/nexus-mall-13/" office:target-frame-name="_top" xlink:show="replace"><text:span text:style-name="T27">https://www.scai.in/portfolio/nexus-mall-13/</text:span></text:a></text:p>
      <text:p text:style-name="Normal"><text:span text:style-name="T28">Image:<text:s/></text:span><text:a xlink:href="https://thehoteltimes.in/wp-content/uploads/2019/05/pavilion-mall-kl.jpg" office:target-frame-name="_top" xlink:show="replace"><text:span text:style-name="T29">https://thehoteltimes.in/wp-content/uploads/2019/</text:span><text:bookmark-start text:name="_Hlt164199603"/><text:bookmark-start text:name="_Hlt164199604"/><text:bookmark-start text:name="_Hlt164199606"/><text:bookmark-start text:name="_Hlt164199608"/><text:bookmark-start text:name="_Hlt164199609"/><text:span text:style-name="T30">0</text:span><text:bookmark-end text:name="_Hlt164199603"/><text:bookmark-end text:name="_Hlt164199604"/><text:bookmark-end text:name="_Hlt164199606"/><text:bookmark-end text:name="_Hlt164199608"/><text:bookmark-end text:name="_Hlt164199609"/><text:span text:style-name="T31">5/pavilion-mall-kl.jpg</text:span></text:a></text:p>
      <text:p text:style-name="P32"/>
      <text:p text:style-name="P33">5. Amanora Mall</text:p>
      <text:p text:style-name="Normal"><text:span text:style-name="T34">Link:<text:s/></text:span><text:a xlink:href="https://www.amanoramall.com/" office:target-frame-name="_top" xlink:show="replace"><text:span text:style-name="T35">https://www.amanoramall.com/</text:span></text:a></text:p>
      <text:p text:style-name="Normal"><text:span text:style-name="T36">Image:</text:span><text:s/><text:a xlink:href="https://imgmedia.lbb.in/media/2019/05/5cd152025b4994477ff3d2b0_1557221890563.png" office:target-frame-name="_top" xlink:show="replace"><text:span text:style-name="T37">https://imgmedia.lbb.in/media/2019/05/5cd152025b4994477ff3d2b0_1557221890563.png</text:span></text:a></text:p>
      <text:p text:style-name="P38"/>
      <text:p text:style-name="P39"/>
      <text:p text:style-name="P40"><text:span text:style-name="T41">Street shopping</text:span></text:p>
      <text:p text:style-name="P42"><text:span text:style-name="T43">1. Fashion street</text:span></text:p>
      <text:p text:style-name="P44"><text:span text:style-name="T45">link:<text:s/></text:span><text:a xlink:href="https://www.justdial.com/Pune/Fashion-Street-Pune-Camp/020PXX20-XX20-220125045932-U8Z1_BZDET" office:target-frame-name="_top" xlink:show="replace"><text:span text:style-name="T46">https:/</text:span><text:span text:style-name="T47">/www.justdial.com/Pune/Fashion-Street-Pune-Camp/020PXX20-XX20-220125045932-U8Z1_BZDET</text:span></text:a></text:p>
      <text:p text:style-name="P48"><text:span text:style-name="T49">image:<text:s/></text:span><text:a xlink:href="https://storage.googleapis.com/tc46storage/2021/09/f6190819-hero.jpg" office:target-frame-name="_top" xlink:show="replace"><text:span text:style-name="T50">https://storage.googleapis.com/tc46storage/2021/09/f6190819-hero.jpg</text:span></text:a></text:p>
      <text:p text:style-name="P51"><text:a xlink:href="https://user-images.githubusercontent.com/1082157/37925268-c1dc816e-3151-11e8-8fbf-49be739a426c.jpg" office:target-frame-name="_top" xlink:show="replace"><text:span text:style-name="T52">https://user-images.githubusercontent.com/1082157/37925268-c1dc816e-3151-11e8-8fbf-49be739a426c.jpg</text:span></text:a></text:p>
      <text:p text:style-name="P53"><text:a xlink:href="https://i.ytimg.com/vi/iz-BEH0cZd0/maxresdefault.jpg" office:target-frame-name="_top" xlink:show="replace"><text:span text:style-name="T54">https://i.ytimg.com/vi/iz-BEH0cZd0/maxresdefault.jpg</text:span></text:a></text:p>
      <text:p text:style-name="P55"><text:span text:style-name="T56">2. FC road</text:span></text:p>
      <text:p text:style-name="P57"><text:span text:style-name="T58">link:<text:s/></text:span><text:a xlink:href="https://www.google.com/search?q=fc+road+shopping+street+address&amp;sca_esv=d7ed808a3c5b3242&amp;sca_upv=1&amp;biw=1366&amp;bih=641&amp;sxsrf=ACQVn0-xOyNqspMPOM9-o0XTg6GK4--_PQ%3A1712148777" office:target-frame-name="_top" xlink:show="replace"><text:span text:style-name="T59">https://www.google.com/search?q=fc+road+shopping+street+address&amp;sca_esv</text:span><text:span text:style-name="T60">=d7ed808a3c5b3242&amp;sca_upv=1&amp;biw=1366&amp;bih=641&amp;sxsrf=ACQVn0-xOyNqspMPOM9-o0XTg6GK4--_PQ%3A1712148777</text:span></text:a></text:p>
      <text:p text:style-name="P61"/>
      <text:p text:style-name="P62"><text:span text:style-name="T63">image:<text:s/></text:span><text:a xlink:href="https://assets.traveltriangle.com/blog/wp-content/uploads/2018/03/Fashion-Street-Mumbai.jpg?tr=w-400" office:target-frame-name="_top" xlink:show="replace"><text:span text:style-name="T64">https://assets.traveltriangle.c</text:span><text:span text:style-name="T65">om/blog/wp-content/uploads/2018/03/Fashion-Street-Mumbai.jpg?tr=w-400</text:span></text:a></text:p>
      <text:p text:style-name="P66"><text:a xlink:href="https://i.ytimg.com/vi/86_rreNTArQ/maxresdefault.jpg" office:target-frame-name="_top" xlink:show="replace"><text:span text:style-name="T67">https://i.ytimg.com/vi/86_rreNTArQ/maxresdefault.jpg</text:span></text:a></text:p>
      <text:p text:style-name="P68"/>
      <text:p text:style-name="P69">3. Tulsi baug</text:p>
      <text:p text:style-name="P70"><text:span text:style-name="T71">Link:<text:s/></text:span><text:a xlink:href="https://magicpin.in/blog/tulsi-baug-pune/" office:target-frame-name="_top" xlink:show="replace"><text:span text:style-name="T72">https://magicpin.in/blog/tulsi-baug-pune/</text:span></text:a></text:p>
      <text:p text:style-name="P73"><text:span text:style-name="T74">Image:</text:span><text:s/><text:a xlink:href="https://st.depositphotos.com/16173130/61113/i/1600/depositphotos_611133472-stock-photo-tulsi-baug-ganpati-pune-maharashtra.jpg" office:target-frame-name="_top" xlink:show="replace"><text:span text:style-name="T75">https://st.depositphotos.com/16173130/61113/i/1600/depositphotos_611133472-stock-photo-tulsi-baug-ganpati-pune-maharashtra.jpg</text:span></text:a></text:p>
      <text:p text:style-name="P76">4. Hong Kong lane</text:p>
      <text:p text:style-name="P77"><text:span text:style-name="T78">Link:</text:span><text:s/><text:a xlink:href="https://www.tripadvisor.in/Attraction_Review-g297654-d8459502-Reviews-Hong_Kong_Lane-Pune_Pune_District_Maharashtra.html" office:target-frame-name="_top" xlink:show="replace"><text:span text:style-name="T79">https://www.tripadvisor.in/Attraction_Review-g297654-d8459502-Reviews-Hong_Kong_Lane-Pune_Pune_District_Maharashtra.html</text:span></text:a></text:p>
      <text:p text:style-name="P80"><text:span text:style-name="T81">Image:<text:s/></text:span><text:a xlink:href="https://i.ytimg.com/vi/4KyPWkQoAgI/maxresdefault.jpg" office:target-frame-name="_top" xlink:show="replace"><text:span text:style-name="T82">https://i.ytimg.com/vi/4KyPWkQoAgI/maxresdefault.jpg</text:span></text:a></text:p>
      <text:p text:style-name="P83"/>
      <text:p text:style-name="P84">5.Clover centre</text:p>
      <text:p text:style-name="P85"><text:span text:style-name="T86">Link:<text:s/></text:span><text:a xlink:href="https://www.whatshot.in/pune/clover-centre-m.g.-road-pune-v-163416" office:target-frame-name="_top" xlink:show="replace"><text:span text:style-name="T87">https://www.whatshot.in/pune/clover-centre-m.g.-road-pune-v-163416</text:span></text:a></text:p>
      <text:p text:style-name="P88"><text:span text:style-name="T89">Image:</text:span><text:s/><text:a xlink:href="https://imgstaticcontent.lbb.in/lbbnew/wp-content/uploads/2018/06/07125738/08062018_lacehut_clovercentre_02-1024x683.jpg" office:target-frame-name="_top" xlink:show="replace"><text:span text:style-name="T90">https://imgstaticcontent.lbb.in/lbbnew/wp-content/uploads/2018/06/07125738/08062018_lacehut_clovercentre_02-1024x683.jpg</text:span></text:a></text:p>
      <text:p text:style-name="P91"/>
      <text:p text:style-name="P92"><text:span text:style-name="T93">Spots</text:span></text:p>
      <text:p text:style-name="P94"><text:span text:style-name="T95">1. Dagdusheth Ganapati</text:span></text:p>
      <text:p text:style-name="P96"><text:span text:style-name="T97">link:<text:s/></text:span><text:a xlink:href="https://www.dagdushethganpati.com/" office:target-frame-name="_top" xlink:show="replace"><text:span text:style-name="T98">https://www.dagdushethganpati.com/</text:span></text:a></text:p>
      <text:p text:style-name="P99"><text:span text:style-name="T100">image:<text:s/></text:span><text:a xlink:href="https://lh3.googleusercontent.com/p/AF1QipOA4JwSAb01y5nc80l0Bp8171RBLVisOjVt59QD=s680-w680-h510" office:target-frame-name="_top" xlink:show="replace"><text:span text:style-name="T101">https://lh3.googleusercontent.com/p/AF1QipOA4JwSAb01y5nc80l0Bp8171RBLVisOjV</text:span><text:span text:style-name="T102">t59QD=s680-w680-h510</text:span></text:a></text:p>
      <text:p text:style-name="P103"><text:span text:style-name="T104">2. Shaniwar wada</text:span></text:p>
      <text:p text:style-name="P105"><text:span text:style-name="T106">link:<text:s/></text:span><text:a xlink:href="https://www.google.com/travel/entity/key/ChUIy4qbw5WB7oE3GgkvbS8wMnpoOHYQBA?ei=r6hBYrmhE-yK8LAPgqOj6AY&amp;sa=X&amp;ved=0CAAQ5JsGahcKEwjw7ZjckKaFAxUAAAAAHQAAAAAQAw&amp;ts=CAEaBAoCGgAqBAoAGgA" office:target-frame-name="_top" xlink:show="replace"><text:span text:style-name="T107">https://www.goog</text:span><text:span text:style-name="T108">le.com/travel/entity/key/ChUIy4qbw5WB7oE3GgkvbS8wMnpoOHYQBA?ei=r6hBYrmhE-yK8LAPgqOj6AY&amp;sa=X&amp;ved=0CAAQ5JsGahcKEwjw7ZjckKaFAxUAAAAAHQAAAAAQAw&amp;ts=CAEaBAoCGgAqBAoAGgA</text:span></text:a></text:p>
      <text:p text:style-name="P109"><text:span text:style-name="T110">image:<text:s/></text:span><text:a xlink:href="https://hblimg.mmtcdn.com/content/hubble/img/pune/mmt/activities/t_trp/m_activities_pune_shaniwar_wada_l_387_579.jpg?im=Resize=(288,162)" office:target-frame-name="_top" xlink:show="replace"><text:span text:style-name="T111">https://hblimg.mmtcdn.com/content/hubble/img/pune/mmt/activities/t_trp/m_activities_pune_shaniwar_wada_l_387_579.jpg?im=Resize=(288,162)</text:span></text:a></text:p>
      <text:p text:style-name="P112"/>
      <text:p text:style-name="P113"><text:span text:style-name="T114">3. Osho garden</text:span></text:p>
      <text:p text:style-name="P115"><text:span text:style-name="T116">link:<text:s/></text:span><text:a xlink:href="https://www.google.com.pk/travel/hotels/entity/ChoIyLLQk8Wuh77VARoNL2cvMTFjNzA4cTU0bBAE?utm_campaign=sharing&amp;utm_medium=link&amp;utm_source=htls&amp;ved=0CAAQ5JsGahcKEwiwzJfqj6aFAxUAAAAAHQAAAAAQAw&amp;ts=CAEaBAoCGgAqBAoAGgA" office:target-frame-name="_top" xlink:show="replace"><text:span text:style-name="T117">https://www.google.com.pk/tra</text:span><text:span text:style-name="T118">vel/hotels/entity/ChoIyLLQk8Wuh77VARoNL2cvMTFjNzA4cTU0bBAE?utm_campaign=sharing&amp;utm_medium=link&amp;utm_source=htls&amp;ved=0CAAQ5JsGahcKEwiwzJfqj6aFAxUAAAAAHQAAAAAQAw&amp;ts=CAEaBAoCGgAqBAoAGgA</text:span></text:a></text:p>
      <text:p text:style-name="P119"><text:span text:style-name="T120">image:<text:s/></text:span><text:a xlink:href="https://encrypted-tbn0.gstatic.com/images?q=tbn:ANd9GcShG4PNLXEhtjagJv37-vIEJl4OWWyBuxNUBM7uCIvfog&amp;s" office:target-frame-name="_top" xlink:show="replace"><text:span text:style-name="T121">https://encrypted-tbn0.gstatic.com/images?q=tbn:ANd9GcShG4PNLXEhtjagJv37-vIEJl4OWWyBuxNUBM7uCIvfog&amp;s</text:span></text:a></text:p>
      <text:p text:style-name="P122"><text:a xlink:href="https://www.oshonews.com/wp-content/uploads/2021/08/teerth-bridge.jpg" office:target-frame-name="_top" xlink:show="replace"><text:span text:style-name="T123">https://www.osho</text:span><text:span text:style-name="T124">news.com/wp-content/uploads/2021/08/teerth-bridge.jpg</text:span></text:a></text:p>
      <text:p text:style-name="P125"/>
      <text:p text:style-name="P126"><text:span text:style-name="T127">4. Game Palacio</text:span></text:p>
      <text:p text:style-name="P128"><text:span text:style-name="T129">link:<text:s/></text:span><text:a xlink:href="https://gamepalacio.com/" office:target-frame-name="_top" xlink:show="replace"><text:span text:style-name="T130">https://gamepalacio.com/</text:span></text:a></text:p>
      <text:p text:style-name="P131"><text:span text:style-name="T132">image:<text:s/></text:span><text:a xlink:href="https://gamepalacio.com/wp-content/uploads/2024/02/IMG_8464.jpg" office:target-frame-name="_top" xlink:show="replace"><text:span text:style-name="T133">https://gamepalacio.com/wp-content/uploads/2024/02/IMG_8464.jpg</text:span></text:a></text:p>
      <text:p text:style-name="P134"/>
      <text:p text:style-name="P135"><text:span text:style-name="T136">5. Skyjumpers(Trampoline park}</text:span></text:p>
      <text:p text:style-name="P137"><text:span text:style-name="T138">link:<text:s/></text:span><text:a xlink:href="https://skyjumpertrampolinepark.com/pune/" office:target-frame-name="_top" xlink:show="replace"><text:span text:style-name="T139">https://skyjumpertrampolinepark.com/pune/</text:span></text:a><text:span text:style-name="T140"><text:line-break/></text:span><text:span text:style-name="T141">image:<text:s/></text:span><text:a xlink:href="https://beyondenoughag8.s3.ap-south-1.amazonaws.com/dynamic/skyjumper-about-01.pngbeimg0ln61q79b.png" office:target-frame-name="_top" xlink:show="replace"><text:span text:style-name="T142">https://beyondenoughag8.s3.ap-south-1.amazonaws.com/dynamic/skyjumper-about-01.pngbeimg0ln61q79b.png</text:span></text:a></text:p>
      <text:p text:style-name="P143">6.Aga Khan palace</text:p>
      <text:p text:style-name="P144"><text:span text:style-name="T145">Link:</text:span><text:s/><text:a xlink:href="https://www.tripadvisor.in/Attraction_Review-g297654-d2178321-Reviews-Aga_Khan_Palace-Pune_Pune_District_Maharashtra.html" office:target-frame-name="_top" xlink:show="replace"><text:span text:style-name="T146">https://www.tripadvisor.in/Attraction_Review-g297654-d2178321-Reviews-Aga_Khan_Palace-Pune_Pune_District_Maharashtra.html</text:span></text:a></text:p>
      <text:p text:style-name="P147"><text:span text:style-name="T148">Image:<text:s/></text:span><text:a xlink:href="https://upload.wikimedia.org/wikipedia/commons/thumb/c/cd/Pune_Palace.jpg/1200px-Pune_Palace.jpg" office:target-frame-name="_top" xlink:show="replace"><text:span text:style-name="T149">https://upload.wikimedia.org/wikipedia/commons/thumb/c/cd/Pune_Palace.jpg/1200px-Pune_Palace.jpg</text:span></text:a></text:p>
      <text:p text:style-name="P150">7.Lal Mahal</text:p>
      <text:p text:style-name="P151"><text:span text:style-name="T152">Link:</text:span><text:s/><text:a xlink:href="https://pune.gov.in/tourist-place/lal-mahal/" office:target-frame-name="_top" xlink:show="replace"><text:span text:style-name="T153">https://pune.gov.in/tourist-place/lal-mahal/</text:span></text:a></text:p>
      <text:p text:style-name="P154"><text:span text:style-name="T155">Image:<text:s/></text:span><text:a xlink:href="https://dynamic-media-cdn.tripadvisor.com/media/photo-o/0a/54/0c/5a/lal-mahal.jpg?w=1200&amp;h=1200&amp;s=1" office:target-frame-name="_top" xlink:show="replace"><text:span text:style-name="T156">https://dynamic-media-cdn.tripadvisor.com/media/photo-o/0a/54/0c/5a/lal-mahal.jpg?w=</text:span><text:bookmark-start text:name="_Hlt164202750"/><text:bookmark-start text:name="_Hlt164202751"/><text:span text:style-name="T157">1</text:span><text:bookmark-end text:name="_Hlt164202750"/><text:bookmark-end text:name="_Hlt164202751"/><text:span text:style-name="T158">200&amp;h=1200&amp;s=1</text:span></text:a></text:p>
      <text:p text:style-name="P159">8.Empress garden</text:p>
      <text:p text:style-name="P160"><text:span text:style-name="T161">Link:</text:span><text:s/><text:a xlink:href="https://empressgarden.org/" office:target-frame-name="_top" xlink:show="replace"><text:span text:style-name="T162">https://empressgarden.org/</text:span></text:a></text:p>
      <text:p text:style-name="P163"><text:span text:style-name="T164">Image:</text:span><text:s/><text:a xlink:href="https://punetourism.co.in/images/places-to-visit/headers/empress-botanical-garden-pune-tourism-entry-fee-timings-holidays-reviews-header.jpg" office:target-frame-name="_top" xlink:show="replace"><text:span text:style-name="T165">https://punetourism.co.in/images/places-to-visit/headers/empress-botanical-garden-pune-tourism-entry-fee-timings-holidays-reviews-header.jpg</text:span></text:a></text:p>
      <text:p text:style-name="P166">9. Miller’s Club</text:p>
      <text:p text:style-name="P167"><text:span text:style-name="T168">Link:</text:span><text:s/><text:a xlink:href="https://millersluxuryxclub.in/" office:target-frame-name="_top" xlink:show="replace"><text:span text:style-name="T169">https://millersluxuryxclub.in/</text:span></text:a></text:p>
      <text:p text:style-name="P170"><text:span text:style-name="T171">Image:</text:span><text:s/><text:a xlink:href="https://b.zmtcdn.com/data/pictures/9/18998859/39e0a754c8f574d4bc57981cb86cf01e.jpg" office:target-frame-name="_top" xlink:show="replace"><text:span text:style-name="T172">https://b.zmtcdn.com/data/pictures/9/18998859/39e0a754c8f574d4bc57981cb86cf01e.jpg</text:span></text:a></text:p>
      <text:p text:style-name="P173"/>
      <text:p text:style-name="P174">10. Iskcon temple</text:p>
      <text:p text:style-name="P175"><text:span text:style-name="T176">Link:</text:span><text:s/><text:a xlink:href="https://www.iskconpune.com/" office:target-frame-name="_top" xlink:show="replace"><text:span text:style-name="T177">https://www.iskconpune.com/</text:span></text:a></text:p>
      <text:p text:style-name="P178"><text:span text:style-name="T179">Image:</text:span><text:s/><text:a xlink:href="https://encrypted-tbn0.gstatic.com/images?q=tbn:ANd9GcRFDnImOyxtpJ6GXjSGmO-VnOKXdaomaKX-rMENbm-o9w&amp;s" office:target-frame-name="_top" xlink:show="replace"><text:span text:style-name="T180">https://encrypted-tbn0.gstatic.com/images?q=tb</text:span><text:bookmark-start text:name="_Hlt164203178"/><text:span text:style-name="T181">n</text:span><text:bookmark-end text:name="_Hlt164203178"/><text:span text:style-name="T182">:ANd9GcRFDnImOyxtpJ6GXjSGmO-VnOKXdaomaKX-rMENbm-o9w&amp;s</text:span></text:a></text:p>
      <text:p text:style-name="P183"/>
      <text:p text:style-name="P184"><text:span text:style-name="T185">Restaurants</text:span></text:p>
      <text:p text:style-name="P186">4. Sahana Restaurant</text:p>
      <text:p text:style-name="P187"><text:span text:style-name="T188">Link:</text:span><text:s/><text:a xlink:href="https://restaurant-guru.in/Sahana-Restaurant-Pune" office:target-frame-name="_top" xlink:show="replace"><text:span text:style-name="T189">https://restaurant-guru.in/Sahana-Restaurant-Pune</text:span></text:a></text:p>
      <text:p text:style-name="P190"><text:span text:style-name="T191">Image:</text:span><text:s/><text:a xlink:href="https://yt3.googleusercontent.com/QDCz__mb8Tt_R3v_qIMWEcLRfBm-HAzbT9LQNXDD2-pO34ukOUtR0NUWFFJmxb6X9bXDChoO=s900-c-k-c0x00ffffff-no-rj" office:target-frame-name="_top" xlink:show="replace"><text:span text:style-name="T192">https://yt3.googleuse</text:span><text:bookmark-start text:name="_Hlt164203555"/><text:bookmark-start text:name="_Hlt164203556"/><text:span text:style-name="T193">r</text:span><text:bookmark-end text:name="_Hlt164203555"/><text:bookmark-end text:name="_Hlt164203556"/><text:span text:style-name="T194">content.com/QDCz__mb8Tt_R3v_qIMWEcLRfBm-HAzbT9LQNXDD2-pO34ukOUtR0NUWFFJmxb6X9bXDChoO=s900-c-k-c0x00ffffff-no-rj</text:span></text:a></text:p>
      <text:p text:style-name="P195">5. Kayani Bakery</text:p>
      <text:p text:style-name="P196"><text:span text:style-name="T197">Link:</text:span><text:s/><text:a xlink:href="https://www.kayanibakerypune.com/" office:target-frame-name="_top" xlink:show="replace"><text:span text:style-name="T198">https://www.kayanibakerypune.com/</text:span></text:a></text:p>
      <text:p text:style-name="P199"><text:span text:style-name="T200">Image:</text:span><text:s/><text:a xlink:href="https://im.whatshot.in/img/2020/Apr/kayani1-1586076939.jpg" office:target-frame-name="_top" xlink:show="replace"><text:span text:style-name="T201">https://im.whatshot.in/img/2020/Apr/kayani1-1586076939.jpg</text:span></text:a></text:p>
      <text:p text:style-name="P202">6. Rama Krishna</text:p>
      <text:p text:style-name="P203"><text:span text:style-name="T204">Link:<text:s/></text:span><text:a xlink:href="https://www.tripadvisor.in/Restaurant_Review-g297654-d814802-Reviews-Rama_Krishna-Pune_Pune_District_Maharashtra.html" office:target-frame-name="_top" xlink:show="replace"><text:span text:style-name="T205">https://www.tripadvisor.in/Restaurant_Review-g297654-d814802-Reviews-Rama_Krishna-Pune_Pune_District_Maharashtra.html</text:span></text:a></text:p>
      <text:p text:style-name="P206"><text:span text:style-name="T207">Image:</text:span><text:s/><text:a xlink:href="https://imgstaticcontent.lbb.in/lbbnew/wp-content/uploads/2017/08/11093057/10082017_Ramakrishna_AK_01.jpg?w=1200&amp;h=628&amp;fill=blur&amp;fit=fill" office:target-frame-name="_top" xlink:show="replace"><text:span text:style-name="T208">https://imgstaticcontent.lbb.in/lbbnew/wp-content/uploads/2017/08/11093057/10082017_Ramakrishna_AK_01.jpg?w=1200&amp;h=628&amp;fill=blur&amp;fit=fill</text:span></text:a></text:p>
      <text:p text:style-name="P209">7. Wadeshwar</text:p>
      <text:p text:style-name="P210"><text:span text:style-name="T211">Link:</text:span><text:s/><text:span text:style-name="T212">https://www.wadeshwar.com/</text:span><text:bookmark-start text:name="_GoBack"/><text:bookmark-end text:name="_GoBack"/></text:p>
      <text:p text:style-name="P213"><text:span text:style-name="T214">Image:</text:span><text:s/><text:span text:style-name="T215">https://media-cdn.tripadvisor.com/media/photo-s/09/1f/b3/97/wadeshwar.jpg</text:span></text:p>
      <text:p text:style-name="P216"/>
      <text:p text:style-name="P217"/>
      <text:p text:style-name="P218"><text:span text:style-name="T219">1. Blue Nile</text:span></text:p>
      <text:p text:style-name="P220"><text:span text:style-name="T221">link:<text:s/></text:span><text:a xlink:href="https://magicpin.in/Pune/Camp-Area/Restaurant/Blue-Nile/store/82844/" office:target-frame-name="_top" xlink:show="replace"><text:span text:style-name="T222">https://magicpin.in/Pune/Camp-Area/Restaurant/Blue-Nile/store/82844/</text:span></text:a></text:p>
      <text:p text:style-name="P223"><text:span text:style-name="T224">image:<text:s/></text:span><text:a xlink:href="https://www.mappls.com/place/76748A_1665574124104_0.jpeg" office:target-frame-name="_top" xlink:show="replace"><text:span text:style-name="T225">https://www.mappls.com/place/76748A_1665574124104_0.jpeg</text:span></text:a></text:p>
      <text:p text:style-name="P226"><text:span text:style-name="T227">2. Madhuban</text:span></text:p>
      <text:p text:style-name="P228"><text:span text:style-name="T229">l</text:span><text:span text:style-name="T230">ink:<text:s/></text:span><text:a xlink:href="https://www.tripadvisor.in/Restaurant_Review-g297654-d1077784-Reviews-Madhuban-Pune_Pune_District_Maharashtra.html" office:target-frame-name="_top" xlink:show="replace"><text:span text:style-name="T231">https://www.tripadvisor.in/Restaurant_Review-g297654-d1077784-Reviews-Madhuban-Pune_Pune_District_Maharashtra.html</text:span></text:a></text:p>
      <text:p text:style-name="P232"><text:span text:style-name="T233">imag</text:span><text:span text:style-name="T234">e:</text:span></text:p>
      <text:p text:style-name="P235"><text:a xlink:href="https://media-cdn.tripadvisor.com/media/photo-s/09/c6/3c/2a/madhuban.jpg" office:target-frame-name="_top" xlink:show="replace"><text:span text:style-name="T236">https://media-cdn.tripadvisor.com/media/photo-s/09/c6/3c/2a/madhuban.jpg</text:span></text:a></text:p>
      <text:p text:style-name="P237"><text:span text:style-name="T238">3. Cream Craver</text:span></text:p>
      <text:p text:style-name="P239"><text:span text:style-name="T240">link:<text:s/></text:span><text:a xlink:href="https://www.tripadvisor.in/Restaurant_Review-g297654-d15360478-Reviews-Cream_Craver-Pune_Pune_District_Maharashtra.html" office:target-frame-name="_top" xlink:show="replace"><text:span text:style-name="T241">https://www.tripadvisor.in/Restaurant_Review-g297654-d15360478-Reviews-Cream_Craver-Pune_Pune_District_Maharashtra.html</text:span></text:a></text:p>
      <text:p text:style-name="P242"><text:span text:style-name="T243">image:<text:s/></text:span><text:a xlink:href="https://imgstaticcontent.lbb.in/lbbnew/wp-content/uploads/2017/09/13202659/13092017_Creamcorner_02-150x150.jpg" office:target-frame-name="_top" xlink:show="replace"><text:span text:style-name="T244">https://imgstaticcontent.lbb.in/lbbnew/wp-content/uploads/2017/09/13202659/13092017_Creamcorner_02-150x150.jpg</text:span></text:a></text:p>
      <text:p text:style-name="P245"><text:a xlink:href="https://img.restaurantguru.com/r788-view-Cream-Craver-2022-10-6.jpg" office:target-frame-name="_top" xlink:show="replace"><text:span text:style-name="T246">https://img.restaurantguru.com/r788-view-Cream-Craver-2022-10-6.jpg</text:span></text:a></text:p>
      <text:p text:style-name="P247"/>
      <text:p text:style-name="P248"><text:span text:style-name="T249">Cafes</text:span></text:p>
      <text:p text:style-name="P250"><text:span text:style-name="T251">1. Fikar Not</text:span></text:p>
      <text:p text:style-name="P252"><text:span text:style-name="T253">link:<text:s/></text:span><text:a xlink:href="https://yappe.in/maharashtra/pune/cafe-fikar-not/2073768" office:target-frame-name="_top" xlink:show="replace"><text:span text:style-name="T254">https://yappe.in/maharashtra/pune/cafe-fikar-not/2073768</text:span></text:a></text:p>
      <text:p text:style-name="P255"><text:span text:style-name="T256">image:<text:s/></text:span><text:a xlink:href="https://files.yappe.in/place/full/cafe-fikar-not-10596317.webp" office:target-frame-name="_top" xlink:show="replace"><text:span text:style-name="T257">https://files.yappe.in/place/full/cafe-fikar-not-10596317.webp</text:span></text:a></text:p>
      <text:p text:style-name="P258"><text:span text:style-name="T259">2. Friendz cafe</text:span></text:p>
      <text:p text:style-name="P260"><text:span text:style-name="T261">link:<text:s/></text:span><text:a xlink:href="https://www.mappls.com/Q6OJ7Y" office:target-frame-name="_top" xlink:show="replace"><text:span text:style-name="T262">https://www.mappls.com/Q6OJ7Y</text:span></text:a></text:p>
      <text:p text:style-name="P263"><text:span text:style-name="T264">image:<text:s/></text:span><text:a xlink:href="https://lh3.googleusercontent.com/VxVzNFgurGr-PoH5W4F-e73HVMmRCfzpIFU-fBGMYBTDtUfJ6lKhTD7F4asdb3Hv_0R9JK8gCjdh7Kg3lfrUuhDwKQ=w300-rw" office:target-frame-name="_top" xlink:show="replace"><text:span text:style-name="T265">https://lh3.googleusercontent.com/VxVzNFgurGr-PoH</text:span><text:span text:style-name="T266">5W4F-e73HVMmRCfzpIFU-fBGMYBTDtUfJ6lKhTD7F4asdb3Hv_0R9JK8gCjdh7Kg3lfrUuhDwKQ=w300-rw</text:span></text:a></text:p>
      <text:p text:style-name="P267"><text:span text:style-name="T268">3. Cafe durga</text:span></text:p>
      <text:p text:style-name="P269"><text:span text:style-name="T270">link:<text:s/></text:span><text:a xlink:href="https://restaurant-guru.in/Cafe-Durga-Pune-75#google_vignette" office:target-frame-name="_top" xlink:show="replace"><text:span text:style-name="T271">https://restaurant-guru.in/Cafe-Durga-Pune-75#google_vignette</text:span></text:a></text:p>
      <text:p text:style-name="P272"><text:span text:style-name="T273">image:<text:s/></text:span><text:a xlink:href="https://encrypted-tbn0.gstatic.com/images?q=tbn:ANd9GcSG_qcHvhJP0SbAYSTO_WhZFdnAThouze73jg&amp;s" office:target-frame-name="_top" xlink:show="replace"><text:span text:style-name="T274">https://encrypted-tbn0.gstatic.com/images?q=tbn:ANd9GcSG_qcHvhJP0SbAYSTO_WhZFdnAThouze73jg&amp;s</text:span></text:a></text:p>
      <text:p text:style-name="P275"/>
      <text:p text:style-name="P276"/>
      <text:p text:style-name="P277"/>
      <text:p text:style-name="P278"/>
      <text:p text:style-name="P2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Pallavi Jain</dc:creator>
    <meta:creation-date>2024-04-16T16:56:00Z</meta:creation-date>
    <dc:date>2024-04-16T18:23:00Z</dc:date>
    <meta:template xlink:href="Normal.dotm" xlink:type="simple"/>
    <meta:editing-cycles>3</meta:editing-cycles>
    <meta:editing-duration>PT5220S</meta:editing-duration>
    <meta:document-statistic meta:page-count="1" meta:paragraph-count="24" meta:word-count="1868" meta:character-count="12494" meta:row-count="88" meta:non-whitespace-character-count="10650"/>
  </office:meta>
</office:document-meta>
</file>